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721c364"/>
    </style:style>
    <style:style style:name="P2" style:family="paragraph" style:parent-style-name="Standard">
      <style:text-properties officeooo:paragraph-rsid="0721c364"/>
    </style:style>
    <style:style style:name="P3" style:family="paragraph" style:parent-style-name="Standard">
      <style:text-properties officeooo:paragraph-rsid="07238e33"/>
    </style:style>
    <style:style style:name="P4" style:family="paragraph" style:parent-style-name="Standard">
      <style:text-properties officeooo:paragraph-rsid="0724401d"/>
    </style:style>
    <style:style style:name="P5" style:family="paragraph" style:parent-style-name="Standard">
      <style:text-properties officeooo:paragraph-rsid="0724451e"/>
    </style:style>
    <style:style style:name="P6" style:family="paragraph" style:parent-style-name="Standard">
      <style:text-properties officeooo:paragraph-rsid="0726e596"/>
    </style:style>
    <style:style style:name="P7" style:family="paragraph" style:parent-style-name="Standard">
      <style:text-properties officeooo:paragraph-rsid="07280c33"/>
    </style:style>
    <style:style style:name="P8" style:family="paragraph" style:parent-style-name="Standard">
      <style:text-properties officeooo:paragraph-rsid="072915b5"/>
    </style:style>
    <style:style style:name="P9" style:family="paragraph" style:parent-style-name="Standard">
      <style:text-properties officeooo:paragraph-rsid="072a0c58"/>
    </style:style>
    <style:style style:name="P10" style:family="paragraph" style:parent-style-name="Standard">
      <style:text-properties officeooo:paragraph-rsid="072a9786"/>
    </style:style>
    <style:style style:name="P11" style:family="paragraph" style:parent-style-name="Standard">
      <style:text-properties officeooo:paragraph-rsid="072cfdff"/>
    </style:style>
    <style:style style:name="P12" style:family="paragraph" style:parent-style-name="Standard">
      <style:text-properties officeooo:paragraph-rsid="072e8087"/>
    </style:style>
    <style:style style:name="P13" style:family="paragraph" style:parent-style-name="Standard">
      <style:text-properties officeooo:paragraph-rsid="07300471"/>
    </style:style>
    <style:style style:name="P14" style:family="paragraph" style:parent-style-name="Standard">
      <style:text-properties officeooo:paragraph-rsid="0730f768"/>
    </style:style>
    <style:style style:name="P15" style:family="paragraph" style:parent-style-name="Standard">
      <style:text-properties officeooo:paragraph-rsid="07316b9c"/>
    </style:style>
    <style:style style:name="P16" style:family="paragraph" style:parent-style-name="Standard">
      <style:text-properties officeooo:paragraph-rsid="0731ed69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4401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4451e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55c7a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6e596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80c3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915b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a0c58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a9786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cfdf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16b9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1ed6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1c36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38e3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6e596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80c3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915b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a9786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cfdff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16b9c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1ed6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officeooo:rsid="0731ed69" style:letter-kerning="true" fo:background-color="#e8f2fe" loext:char-shading-value="0" style:font-name-asian="Noto Sans CJK SC Regular" style:font-size-asian="11pt" style:language-asian="zh" style:country-asian="CN" style:font-name-complex="Lohit Devanagari" style:font-size-complex="12pt" style:language-complex="hi" style:country-complex="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2">NOTE: This document contains a listing of videos, articles and blogs that I have come across and have found them to be useful. Also, to revisit them for future reference.</text:span></text:span></text:p>
      <text:p text:style-name="P2"><text:span text:style-name="Source_20_Text"><text:span text:style-name="T12"/></text:span></text:p>
      <text:p text:style-name="P3"><text:span text:style-name="Source_20_Text"><text:span text:style-name="T13">1.[VIDEO] Scaling Instagram Infrastructure</text:span></text:span></text:p>
      <text:p text:style-name="P4"><text:span text:style-name="Source_20_Text"><text:span text:style-name="T1">url: </text:span></text:span><text:a xlink:type="simple" xlink:href="https://www.youtube.com/watch?v=hnpzNAPiC0E" text:style-name="Internet_20_link" text:visited-style-name="Visited_20_Internet_20_Link"><text:span text:style-name="Source_20_Text">https://www.youtube.com/watch?v=hnpzNAPiC0E</text:span></text:a></text:p>
      <text:p text:style-name="P4"><text:span text:style-name="Source_20_Text"><text:span text:style-name="T1"/></text:span></text:p>
      <text:p text:style-name="P5"><text:span text:style-name="Source_20_Text"><text:span text:style-name="T2">keypoints: </text:span></text:span><text:span text:style-name="Source_20_Text"><text:span text:style-name="T3">Using Denomalized Tables </text:span></text:span><text:span text:style-name="Source_20_Text"><text:span text:style-name="T9">|</text:span></text:span><text:span text:style-name="Source_20_Text"><text:span text:style-name="T3"> Memcache Leasing </text:span></text:span><text:span text:style-name="Source_20_Text"><text:span text:style-name="T9">|</text:span></text:span><text:span text:style-name="Source_20_Text"><text:span text:style-name="T3"> Async I/O </text:span></text:span><text:span text:style-name="Source_20_Text"><text:span text:style-name="T9">|</text:span></text:span><text:span text:style-name="Source_20_Text"><text:span text:style-name="T3"> No branches in source control </text:span></text:span><text:span text:style-name="Source_20_Text"><text:span text:style-name="T9">|</text:span></text:span><text:span text:style-name="Source_20_Text"><text:span text:style-name="T3"> Load testing in production </text:span></text:span><text:span text:style-name="Source_20_Text"><text:span text:style-name="T9">|</text:span></text:span><text:span text:style-name="Source_20_Text"><text:span text:style-name="T3"> </text:span></text:span><text:span text:style-name="Source_20_Text"><text:span text:style-name="T9">T</text:span></text:span><text:span text:style-name="Source_20_Text"><text:span text:style-name="T3">hey have 20k servers!.</text:span></text:span></text:p>
      <text:p text:style-name="P5"><text:span text:style-name="Source_20_Text"><text:span text:style-name="T3"/></text:span></text:p>
      <text:p text:style-name="P6"><text:span text:style-name="Source_20_Text"><text:span text:style-name="T14">2.[VIDEO] The Evolution of Reddit.com's Architecture</text:span></text:span></text:p>
      <text:p text:style-name="P6"><text:span text:style-name="Source_20_Text"><text:span text:style-name="T4">url: </text:span></text:span><text:a xlink:type="simple" xlink:href="https://www.youtube.com/watch?v=nUcO7n4hek4" text:style-name="Internet_20_link" text:visited-style-name="Visited_20_Internet_20_Link"><text:span text:style-name="Source_20_Text">https://www.youtube.com/watch?v=nUcO7n4hek4</text:span></text:a></text:p>
      <text:p text:style-name="P6"><text:span text:style-name="Source_20_Text"><text:span text:style-name="T4"/></text:span></text:p>
      <text:p text:style-name="P12"><text:span text:style-name="Source_20_Text"><text:span text:style-name="T4">Keypoints: CDN (fastly) </text:span></text:span><text:span text:style-name="Source_20_Text"><text:span text:style-name="T9">|</text:span></text:span><text:span text:style-name="Source_20_Text"><text:span text:style-name="T4"> Node.js </text:span></text:span><text:span text:style-name="Source_20_Text"><text:span text:style-name="T9">|</text:span></text:span><text:span text:style-name="Source_20_Text"><text:span text:style-name="T4"> Reddit core is a monoloithic </text:span></text:span><text:span text:style-name="Source_20_Text"><text:span text:style-name="T9">|</text:span></text:span><text:span text:style-name="Source_20_Text"><text:span text:style-name="T4"> All in Python </text:span></text:span><text:span text:style-name="Source_20_Text"><text:span text:style-name="T9">|</text:span></text:span><text:span text:style-name="Source_20_Text"><text:span text:style-name="T4"> Postgres </text:span></text:span><text:span text:style-name="Source_20_Text"><text:span text:style-name="T9">|</text:span></text:span><text:span text:style-name="Source_20_Text"><text:span text:style-name="T4"> Cassandra </text:span></text:span><text:span text:style-name="Source_20_Text"><text:span text:style-name="T9">|</text:span></text:span><text:span text:style-name="Source_20_Text"><text:span text:style-name="T4"> RabbitMQ </text:span></text:span><text:span text:style-name="Source_20_Text"><text:span text:style-name="T9">|</text:span></text:span><text:span text:style-name="Source_20_Text"><text:span text:style-name="T4"> Memcached </text:span></text:span><text:span text:style-name="Source_20_Text"><text:span text:style-name="T9">|</text:span></text:span><text:span text:style-name="Source_20_Text"><text:span text:style-name="T4"> p99 </text:span></text:span><text:span text:style-name="Source_20_Text"><text:span text:style-name="T9">|</text:span></text:span><text:span text:style-name="Source_20_Text"><text:span text:style-name="T4"> Comment Trees.</text:span></text:span></text:p>
      <text:p text:style-name="P6"><text:span text:style-name="Source_20_Text"><text:span text:style-name="T4"/></text:span></text:p>
      <text:p text:style-name="P6"><text:span text:style-name="Source_20_Text"><text:span text:style-name="T14">3.[VIDEO] Architecting a Modern Financial Institution</text:span></text:span></text:p>
      <text:p text:style-name="P6"><text:span text:style-name="Source_20_Text"><text:span text:style-name="T4">url: </text:span></text:span><text:a xlink:type="simple" xlink:href="https://www.youtube.com/watch?v=VYuToviSx5Q" text:style-name="Internet_20_link" text:visited-style-name="Visited_20_Internet_20_Link"><text:span text:style-name="Source_20_Text">https://www.youtube.com/watch?v=VYuToviSx5Q</text:span></text:a></text:p>
      <text:p text:style-name="P6"><text:span text:style-name="Source_20_Text"><text:span text:style-name="T4"/></text:span></text:p>
      <text:p text:style-name="P12"><text:span text:style-name="Source_20_Text"><text:span text:style-name="T4">Keypoints: Clojure </text:span></text:span><text:span text:style-name="Source_20_Text"><text:span text:style-name="T9">|</text:span></text:span><text:span text:style-name="Source_20_Text"><text:span text:style-name="T4"> Immutable data structures </text:span></text:span><text:span text:style-name="Source_20_Text"><text:span text:style-name="T9">|</text:span></text:span><text:span text:style-name="Source_20_Text"><text:span text:style-name="T4"> Datamoic </text:span></text:span><text:span text:style-name="Source_20_Text"><text:span text:style-name="T9">| </text:span></text:span><text:span text:style-name="Source_20_Text"><text:span text:style-name="T4">Kafka </text:span></text:span><text:span text:style-name="Source_20_Text"><text:span text:style-name="T9">|</text:span></text:span><text:span text:style-name="Source_20_Text"><text:span text:style-name="T4"> AWS </text:span></text:span><text:span text:style-name="Source_20_Text"><text:span text:style-name="T9">|</text:span></text:span><text:span text:style-name="Source_20_Text"><text:span text:style-name="T4"> Kubernetes </text:span></text:span><text:span text:style-name="Source_20_Text"><text:span text:style-name="T9">|</text:span></text:span><text:span text:style-name="Source_20_Text"><text:span text:style-name="T4"> Credit card issuer </text:span></text:span><text:span text:style-name="Source_20_Text"><text:span text:style-name="T9">|</text:span></text:span><text:span text:style-name="Source_20_Text"><text:span text:style-name="T4"> ISO-8583 </text:span></text:span><text:span text:style-name="Source_20_Text"><text:span text:style-name="T9">|</text:span></text:span><text:span text:style-name="Source_20_Text"><text:span text:style-name="T4"> Scodec Scala </text:span></text:span><text:span text:style-name="Source_20_Text"><text:span text:style-name="T9">|</text:span></text:span><text:span text:style-name="Source_20_Text"><text:span text:style-name="T4"> Fault Tolerance patterns </text:span></text:span><text:span text:style-name="Source_20_Text"><text:span text:style-name="T9">|</text:span></text:span><text:span text:style-name="Source_20_Text"><text:span text:style-name="T4"> ETL </text:span></text:span><text:span text:style-name="Source_20_Text"><text:span text:style-name="T9">|</text:span></text:span><text:span text:style-name="Source_20_Text"><text:span text:style-name="T4"> Chargebacks </text:span></text:span><text:span text:style-name="Source_20_Text"><text:span text:style-name="T9">|</text:span></text:span><text:span text:style-name="Source_20_Text"><text:span text:style-name="T4"> Splunk.</text:span></text:span></text:p>
      <text:p text:style-name="P6"><text:span text:style-name="Source_20_Text"><text:span text:style-name="T4"/></text:span></text:p>
      <text:p text:style-name="P6"><text:span text:style-name="Source_20_Text"><text:span text:style-name="T14">4.[VIDEO] Design Microservice Architectures the Right Way</text:span></text:span></text:p>
      <text:p text:style-name="P6"><text:span text:style-name="Source_20_Text"><text:span text:style-name="T4">url: </text:span></text:span><text:a xlink:type="simple" xlink:href="https://www.youtube.com/watch?v=j6ow-UemzBc" text:style-name="Internet_20_link" text:visited-style-name="Visited_20_Internet_20_Link"><text:span text:style-name="Source_20_Text">https://www.youtube.com/watch?v=j6ow-UemzBc</text:span></text:a></text:p>
      <text:p text:style-name="P6"><text:span text:style-name="Source_20_Text"><text:span text:style-name="T4"/></text:span></text:p>
      <text:p text:style-name="P13"><text:span text:style-name="Source_20_Text"><text:span text:style-name="T4">Keypoints: Flow.io </text:span></text:span><text:span text:style-name="Source_20_Text"><text:span text:style-name="T9">|</text:span></text:span><text:span text:style-name="Source_20_Text"><text:span text:style-name="T4"> More than 100 services </text:span></text:span><text:span text:style-name="Source_20_Text"><text:span text:style-name="T9">|</text:span></text:span><text:span text:style-name="Source_20_Text"><text:span text:style-name="T4"> REST </text:span></text:span><text:span text:style-name="Source_20_Text"><text:span text:style-name="T9">|</text:span></text:span><text:span text:style-name="Source_20_Text"><text:span text:style-name="T4"> Linter </text:span></text:span><text:span text:style-name="Source_20_Text"><text:span text:style-name="T9">|</text:span></text:span><text:span text:style-name="Source_20_Text"><text:span text:style-name="T4"> Scala </text:span></text:span><text:span text:style-name="Source_20_Text"><text:span text:style-name="T9">|</text:span></text:span><text:span text:style-name="Source_20_Text"><text:span text:style-name="T4"> Python </text:span></text:span><text:span text:style-name="Source_20_Text"><text:span text:style-name="T9">|</text:span></text:span><text:span text:style-name="Source_20_Text"><text:span text:style-name="T4"> Each microservice owns it’s own db </text:span></text:span><text:span text:style-name="Source_20_Text"><text:span text:style-name="T9">|</text:span></text:span><text:span text:style-name="Source_20_Text"><text:span text:style-name="T4"> Amazon RDS </text:span></text:span><text:span text:style-name="Source_20_Text"><text:span text:style-name="T9">|</text:span></text:span><text:span text:style-name="Source_20_Text"><text:span text:style-name="T4"> CLI </text:span></text:span><text:span text:style-name="Source_20_Text"><text:span text:style-name="T9">|</text:span></text:span><text:span text:style-name="Source_20_Text"><text:span text:style-name="T4"> Code generation </text:span></text:span><text:span text:style-name="Source_20_Text"><text:span text:style-name="T9">|</text:span></text:span><text:span text:style-name="Source_20_Text"><text:span text:style-name="T4"> Using Hash Code at table level and do only those writes which really changed </text:span></text:span><text:span text:style-name="Source_20_Text"><text:span text:style-name="T9">|</text:span></text:span><text:span text:style-name="Source_20_Text"><text:span text:style-name="T4"> Play Framework </text:span></text:span><text:span text:style-name="Source_20_Text"><text:span text:style-name="T9">|</text:span></text:span><text:span text:style-name="Source_20_Text"><text:span text:style-name="T4"> Focus on testing/mock clients </text:span></text:span><text:span text:style-name="Source_20_Text"><text:span text:style-name="T9">|</text:span></text:span><text:span text:style-name="Source_20_Text"><text:span text:style-name="T4"> Continuous Deivery </text:span></text:span><text:span text:style-name="Source_20_Text"><text:span text:style-name="T9">|</text:span></text:span><text:span text:style-name="Source_20_Text"><text:span text:style-name="T4"> Git </text:span></text:span><text:span text:style-name="Source_20_Text"><text:span text:style-name="T9">|</text:span></text:span><text:span text:style-name="Source_20_Text"><text:span text:style-name="T4"> Docker </text:span></text:span><text:span text:style-name="Source_20_Text"><text:span text:style-name="T9">|</text:span></text:span><text:span text:style-name="Source_20_Text"><text:span text:style-name="T4"> Full on event streams </text:span></text:span><text:span text:style-name="Source_20_Text"><text:span text:style-name="T9">|</text:span></text:span><text:span text:style-name="Source_20_Text"><text:span text:style-name="T4"> AWS Kinesis </text:span></text:span><text:span text:style-name="Source_20_Text"><text:span text:style-name="T9">|</text:span></text:span><text:span text:style-name="Source_20_Text"><text:span text:style-name="T4"> API Builer </text:span></text:span><text:span text:style-name="Source_20_Text"><text:span text:style-name="T9">|</text:span></text:span><text:span text:style-name="Source_20_Text"><text:span text:style-name="T4"> gRPC </text:span></text:span><text:span text:style-name="Source_20_Text"><text:span text:style-name="T9">|</text:span></text:span><text:span text:style-name="Source_20_Text"><text:span text:style-name="T4"> Deisgn schema first for all API’s and Events </text:span></text:span><text:span text:style-name="Source_20_Text"><text:span text:style-name="T9">|</text:span></text:span><text:span text:style-name="Source_20_Text"><text:span text:style-name="T4"> Automate Stuff.</text:span></text:span></text:p>
      <text:p text:style-name="P6"><text:span text:style-name="Source_20_Text"><text:span text:style-name="T4"/></text:span></text:p>
      <text:p text:style-name="P7"><text:span text:style-name="Source_20_Text"><text:span text:style-name="T15">5.[VIDEO] Refactor your Java EE application using Microservices and Containers by Arun Gupta</text:span></text:span></text:p>
      <text:p text:style-name="P7"><text:span text:style-name="Source_20_Text"><text:span text:style-name="T5">url: </text:span></text:span><text:a xlink:type="simple" xlink:href="https://www.youtube.com/watch?v=iJVW7v8O9BU" text:style-name="Internet_20_link" text:visited-style-name="Visited_20_Internet_20_Link"><text:span text:style-name="Source_20_Text">https://www.youtube.com/watch?v=iJVW7v8O9BU</text:span></text:a></text:p>
      <text:p text:style-name="P7"/>
      <text:p text:style-name="P13"><text:span text:style-name="Source_20_Text"><text:span text:style-name="T5">Keypoints: 5-8/team per service in microservices arch </text:span></text:span><text:span text:style-name="Source_20_Text"><text:span text:style-name="T9">|</text:span></text:span><text:span text:style-name="Source_20_Text"><text:span text:style-name="T5"> Fault tolerance </text:span></text:span><text:span text:style-name="Source_20_Text"><text:span text:style-name="T9">|</text:span></text:span><text:span text:style-name="Source_20_Text"><text:span text:style-name="T5"> Netflix is on AWS </text:span></text:span><text:span text:style-name="Source_20_Text"><text:span text:style-name="T9">|</text:span></text:span><text:span text:style-name="Source_20_Text"><text:span text:style-name="T5"> CI/CD pipeline should be automated </text:span></text:span><text:span text:style-name="Source_20_Text"><text:span text:style-name="T9">|</text:span></text:span><text:span text:style-name="Source_20_Text"><text:span text:style-name="T5"> REST is sync so is Thrift and Protobuf </text:span></text:span><text:span text:style-name="Source_20_Text"><text:span text:style-name="T9">|</text:span></text:span><text:span text:style-name="Source_20_Text"><text:span text:style-name="T5"> Async – Pub/Sub </text:span></text:span><text:span text:style-name="Source_20_Text"><text:span text:style-name="T9">|</text:span></text:span><text:span text:style-name="Source_20_Text"><text:span text:style-name="T5"> Service discovery </text:span></text:span><text:span text:style-name="Source_20_Text"><text:span text:style-name="T9">|</text:span></text:span><text:span text:style-name="Source_20_Text"><text:span text:style-name="T5"> Each microservice should have it’s own db and cache </text:span></text:span><text:span text:style-name="Source_20_Text"><text:span text:style-name="T9">|</text:span></text:span><text:span text:style-name="Source_20_Text"><text:span text:style-name="T5"> Denormalization </text:span></text:span><text:span text:style-name="Source_20_Text"><text:span text:style-name="T9">|</text:span></text:span><text:span text:style-name="Source_20_Text"><text:span text:style-name="T5"> ESB </text:span></text:span><text:span text:style-name="Source_20_Text"><text:span text:style-name="T9">|</text:span></text:span><text:span text:style-name="Source_20_Text"><text:span text:style-name="T5"> At Netflix – there is no QA team, dev does everything </text:span></text:span><text:span text:style-name="Source_20_Text"><text:span text:style-name="T9">|</text:span></text:span><text:span text:style-name="Source_20_Text"><text:span text:style-name="T5"> No concept of transactions in microservices </text:span></text:span><text:span text:style-name="Source_20_Text"><text:span text:style-name="T9">|</text:span></text:span><text:span text:style-name="Source_20_Text"><text:span text:style-name="T5"> ELK for distributed logging </text:span></text:span><text:span text:style-name="Source_20_Text"><text:span text:style-name="T9">|</text:span></text:span><text:span text:style-name="Source_20_Text"><text:span text:style-name="T5"> Design Principles for monoliths – DDD, MVC and low coupling </text:span></text:span><text:span text:style-name="Source_20_Text"><text:span text:style-name="T9">|</text:span></text:span><text:span text:style-name="Source_20_Text"><text:span text:style-name="T5"> Zokeeper </text:span></text:span><text:span text:style-name="Source_20_Text"><text:span text:style-name="T9">|</text:span></text:span><text:span text:style-name="Source_20_Text"><text:span text:style-name="T5"> Docker </text:span></text:span><text:span text:style-name="Source_20_Text"><text:span text:style-name="T9">|</text:span></text:span><text:span text:style-name="Source_20_Text"><text:span text:style-name="T5"> Two microservices should not write into same table ever.</text:span></text:span></text:p>
      <text:p text:style-name="P7"><text:span text:style-name="Source_20_Text"><text:span text:style-name="T5"/></text:span></text:p>
      <text:p text:style-name="P8"><text:span text:style-name="Source_20_Text"><text:span text:style-name="T16">6.[VIDEO] Moving Existing API From REST To GraphQL</text:span></text:span></text:p>
      <text:p text:style-name="P8"><text:span text:style-name="Source_20_Text"><text:span text:style-name="T6">url: </text:span></text:span><text:a xlink:type="simple" xlink:href="https://www.youtube.com/watch?v=broQmxQAMjM" text:style-name="Internet_20_link" text:visited-style-name="Visited_20_Internet_20_Link"><text:span text:style-name="Source_20_Text">https://www.youtube.com/watch?v=broQmxQAMjM</text:span></text:a></text:p>
      <text:p text:style-name="P8"><text:span text:style-name="Source_20_Text"><text:span text:style-name="T16"/></text:span></text:p>
      <text:p text:style-name="P14"><text:span text:style-name="Source_20_Text"><text:span text:style-name="T7">Keypoints: GraphQL </text:span></text:span><text:span text:style-name="Source_20_Text"><text:span text:style-name="T9">|</text:span></text:span><text:span text:style-name="Source_20_Text"><text:span text:style-name="T7"> SQL type language but the query looks like JSON </text:span></text:span><text:span text:style-name="Source_20_Text"><text:span text:style-name="T9">|</text:span></text:span><text:span text:style-name="Source_20_Text"><text:span text:style-name="T7"> GraphQL Schema </text:span></text:span><text:span text:style-name="Source_20_Text"><text:span text:style-name="T9">|</text:span></text:span><text:span text:style-name="Source_20_Text"><text:span text:style-name="T7"> Github API’s are all on GraphQL.</text:span></text:span></text:p>
      <text:p text:style-name="P9"><text:span text:style-name="Source_20_Text"><text:span text:style-name="T7"/></text:span></text:p>
      <text:p text:style-name="P10"><text:soft-page-break/><text:span text:style-name="Source_20_Text"><text:span text:style-name="T17">7.[VIDEO] What I Wish I Had Known Before Scaling Uber to 1000 Services</text:span></text:span></text:p>
      <text:p text:style-name="P10"><text:span text:style-name="Source_20_Text"><text:span text:style-name="T8">url: </text:span></text:span><text:a xlink:type="simple" xlink:href="https://www.youtube.com/watch?v=kb-m2fasdDY" text:style-name="Internet_20_link" text:visited-style-name="Visited_20_Internet_20_Link"><text:span text:style-name="Source_20_Text">https://www.youtube.com/watch?v=kb-m2fasdDY</text:span></text:a></text:p>
      <text:p text:style-name="P14"><text:span text:style-name="Source_20_Text"><text:span text:style-name="T8">Keypoints: Distributed System – not easy </text:span></text:span><text:span text:style-name="Source_20_Text"><text:span text:style-name="T9">|</text:span></text:span><text:span text:style-name="Source_20_Text"><text:span text:style-name="T8"> Everything is RPC – means slow </text:span></text:span><text:span text:style-name="Source_20_Text"><text:span text:style-name="T9">|</text:span></text:span><text:span text:style-name="Source_20_Text"><text:span text:style-name="T8"> Hard to share/reuse code b/w teams/services bcoz hey might have been written in different languages </text:span></text:span><text:span text:style-name="Source_20_Text"><text:span text:style-name="T9">|</text:span></text:span><text:span text:style-name="Source_20_Text"><text:span text:style-name="T8"> Flame Graphs </text:span></text:span><text:span text:style-name="Source_20_Text"><text:span text:style-name="T9">|</text:span></text:span><text:span text:style-name="Source_20_Text"><text:span text:style-name="T8"> Fanout </text:span></text:span><text:span text:style-name="Source_20_Text"><text:span text:style-name="T9">|</text:span></text:span><text:span text:style-name="Source_20_Text"><text:span text:style-name="T8"> p95, p99, p99.9 </text:span></text:span><text:span text:style-name="Source_20_Text"><text:span text:style-name="T9">|</text:span></text:span><text:span text:style-name="Source_20_Text"><text:span text:style-name="T8"> Cross-cutting Concerns </text:span></text:span><text:span text:style-name="Source_20_Text"><text:span text:style-name="T9">|</text:span></text:span><text:span text:style-name="Source_20_Text"><text:span text:style-name="T8"> Failure Testing </text:span></text:span><text:span text:style-name="Source_20_Text"><text:span text:style-name="T9">|</text:span></text:span><text:span text:style-name="Source_20_Text"><text:span text:style-name="T8"> Migrations.</text:span></text:span></text:p>
      <text:p text:style-name="P10"><text:span text:style-name="Source_20_Text"><text:span text:style-name="T8"/></text:span></text:p>
      <text:p text:style-name="P11"><text:span text:style-name="Source_20_Text"><text:span text:style-name="T18">8.[VIDEO] Kill "Microservices" before its too late by Chad Fowler</text:span></text:span></text:p>
      <text:p text:style-name="P11"><text:span text:style-name="Source_20_Text"><text:span text:style-name="T9">url: </text:span></text:span><text:a xlink:type="simple" xlink:href="https://www.youtube.com/watch?v=-UKEPd2ipEk" text:style-name="Internet_20_link" text:visited-style-name="Visited_20_Internet_20_Link"><text:span text:style-name="Source_20_Text">https://www.youtube.com/watch?v=-UKEPd2ipEk</text:span></text:a></text:p>
      <text:p text:style-name="P11"><text:span text:style-name="Source_20_Text"><text:span text:style-name="T9"/></text:span></text:p>
      <text:p text:style-name="P15"><text:span text:style-name="Source_20_Text"><text:span text:style-name="T9">Keypoints: </text:span></text:span><text:span text:style-name="Source_20_Text"><text:span text:style-name="T10">This guy prefers not shareable code </text:span></text:span><text:span text:style-name="Source_20_Text"><text:span text:style-name="T9">| </text:span></text:span><text:span text:style-name="Source_20_Text"><text:span text:style-name="T10">Prefers polyglot </text:span></text:span><text:span text:style-name="Source_20_Text"><text:span text:style-name="T9">| </text:span></text:span><text:span text:style-name="Source_20_Text"><text:span text:style-name="T10">Prefers changing code frequently and refactoring </text:span></text:span><text:span text:style-name="Source_20_Text"><text:span text:style-name="T9">| </text:span></text:span><text:span text:style-name="Source_20_Text"><text:span text:style-name="T10">Prefers changing org structure as well </text:span></text:span><text:span text:style-name="Source_20_Text"><text:span text:style-name="T9">| </text:span></text:span><text:span text:style-name="Source_20_Text"><text:span text:style-name="T10">Prefers change bcoz new and good things come, so adopt and improve and hence loves changes and hence loves microservices </text:span></text:span><text:span text:style-name="Source_20_Text"><text:span text:style-name="T9">| </text:span></text:span><text:span text:style-name="Source_20_Text"><text:span text:style-name="T10">microservices is not an architecture, it’s about building systems that can easily change.</text:span></text:span></text:p>
      <text:p text:style-name="P15"><text:span text:style-name="Source_20_Text"><text:span text:style-name="T10"/></text:span></text:p>
      <text:p text:style-name="P15"><text:span text:style-name="Source_20_Text"><text:span text:style-name="T19">9.[VIDEO] How to Become Accomplished • Chad Fowler</text:span></text:span></text:p>
      <text:p text:style-name="P15"><text:span text:style-name="Source_20_Text"><text:span text:style-name="T10">url: </text:span></text:span><text:a xlink:type="simple" xlink:href="https://www.youtube.com/watch?v=hsIcFf9pnCo" text:style-name="Internet_20_link" text:visited-style-name="Visited_20_Internet_20_Link"><text:span text:style-name="Source_20_Text">https://www.youtube.com/watch?v=hsIcFf9pnCo</text:span></text:a></text:p>
      <text:p text:style-name="P15"><text:span text:style-name="Source_20_Text"><text:span text:style-name="T10"/></text:span></text:p>
      <text:p text:style-name="P15"><text:span text:style-name="Source_20_Text"><text:span text:style-name="T10">Keypoints: He has no college degrees | Always think – why am i doing this? What is the strategic benefit? | Doesn;t beleieve in very long-term plans but has short-term plans | Taking opportunities | utilizing stuff to learn multiple things | Either “Hell yes” or no | How many programmers pratice before performance - work is your performance – most practice at workbut you should practice before | Learn something for at least for 10 mins, atleast to the extent that you know how it works and see for yourself how fast can you learn new things | Do the hard things and do it fast | Be in the company of people who are better than you, it is true even for weight loss | Just do it, don’t make a project out of everything otherwise they’ll take a long time.</text:span></text:span></text:p>
      <text:p text:style-name="P15"><text:span text:style-name="Source_20_Text"><text:span text:style-name="T10"/></text:span></text:p>
      <text:p text:style-name="P16"><text:span text:style-name="Source_20_Text"><text:span text:style-name="T20">10.[VIDEO] The Future of Software Development by Chad Fowler</text:span></text:span></text:p>
      <text:p text:style-name="P16"><text:span text:style-name="Source_20_Text"><text:span text:style-name="T11">url: </text:span></text:span><text:a xlink:type="simple" xlink:href="https://www.youtube.com/watch?v=kw0ZZGgdVio" text:style-name="Internet_20_link" text:visited-style-name="Visited_20_Internet_20_Link"><text:span text:style-name="Source_20_Text">https://www.youtube.com/watch?v=kw0ZZGgdVio</text:span></text:a></text:p>
      <text:p text:style-name="P16"><text:span text:style-name="Source_20_Text"><text:span text:style-name="T11"/></text:span></text:p>
      <text:p text:style-name="P16"><text:span text:style-name="Source_20_Text"><text:span text:style-name="T11">Keypoints: Learn functional programming – Clojure, Haskell, ErLang | Docker | Blockchain | AI | Serverless | FaaS lang | Filecoin | Babelfish | ml4code.github | codota | opensource | de-couple | machine learning.</text:span></text:span></text:p>
      <text:p text:style-name="P16"><text:span text:style-name="Source_20_Text"><text:span text:style-name="T11"/></text:span></text:p>
      <text:p text:style-name="P16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19-09-27T13:09:23.765280281</dc:date>
    <meta:editing-cycles>1476</meta:editing-cycles>
    <meta:editing-duration>P4DT18H50M16S</meta:editing-duration>
    <meta:generator>LibreOffice/6.0.7.3$Linux_X86_64 LibreOffice_project/00m0$Build-3</meta:generator>
    <meta:document-statistic meta:table-count="0" meta:image-count="0" meta:object-count="0" meta:page-count="2" meta:paragraph-count="31" meta:word-count="702" meta:character-count="4460" meta:non-whitespace-character-count="3781"/>
  </office:meta>
</office:document-meta>
</file>